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5365" officeooo:paragraph-rsid="00115365"/>
    </style:style>
    <style:style style:name="P2" style:family="paragraph" style:parent-style-name="Standard" style:list-style-name="L1">
      <style:text-properties officeooo:rsid="00115365" officeooo:paragraph-rsid="00115365"/>
    </style:style>
    <style:style style:name="P3" style:family="paragraph" style:parent-style-name="Standard" style:list-style-name="L4">
      <style:text-properties officeooo:rsid="00115365" officeooo:paragraph-rsid="00115365"/>
    </style:style>
    <style:style style:name="P4" style:family="paragraph" style:parent-style-name="Standard" style:list-style-name="L5">
      <style:text-properties officeooo:rsid="00115365" officeooo:paragraph-rsid="00115365"/>
    </style:style>
    <style:style style:name="P5" style:family="paragraph" style:parent-style-name="Standard" style:list-style-name="L6">
      <style:text-properties officeooo:rsid="00115365" officeooo:paragraph-rsid="00115365"/>
    </style:style>
    <style:style style:name="P6" style:family="paragraph" style:parent-style-name="Standard">
      <style:text-properties officeooo:rsid="00115365" officeooo:paragraph-rsid="001b6adc"/>
    </style:style>
    <style:style style:name="P7" style:family="paragraph" style:parent-style-name="Standard">
      <style:text-properties officeooo:rsid="00115365" officeooo:paragraph-rsid="001e13f8"/>
    </style:style>
    <style:style style:name="P8" style:family="paragraph" style:parent-style-name="Standard">
      <style:text-properties officeooo:paragraph-rsid="00115365"/>
    </style:style>
    <style:style style:name="P9" style:family="paragraph" style:parent-style-name="Standard">
      <style:text-properties officeooo:rsid="0016ca21" officeooo:paragraph-rsid="0016ca21"/>
    </style:style>
    <style:style style:name="P10" style:family="paragraph" style:parent-style-name="Standard" style:list-style-name="L1">
      <style:text-properties officeooo:paragraph-rsid="0013c6fa"/>
    </style:style>
    <style:style style:name="P11" style:family="paragraph" style:parent-style-name="Standard" style:list-style-name="L3">
      <style:text-properties officeooo:paragraph-rsid="0017d3a2"/>
    </style:style>
    <style:style style:name="P12" style:family="paragraph" style:parent-style-name="Standard" style:list-style-name="L4">
      <style:text-properties officeooo:paragraph-rsid="00115365"/>
    </style:style>
    <style:style style:name="P13" style:family="paragraph" style:parent-style-name="Standard">
      <style:text-properties fo:font-style="italic" officeooo:rsid="00115365" officeooo:paragraph-rsid="00115365" style:font-style-asian="italic" style:font-style-complex="italic"/>
    </style:style>
    <style:style style:name="P14" style:family="paragraph" style:parent-style-name="Standard">
      <style:text-properties fo:font-style="italic" officeooo:rsid="00115365" officeooo:paragraph-rsid="00195ed5" style:font-style-asian="italic" style:font-style-complex="italic"/>
    </style:style>
    <style:style style:name="P15" style:family="paragraph" style:parent-style-name="Standard">
      <style:text-properties fo:font-style="italic" officeooo:rsid="00115365" officeooo:paragraph-rsid="001979c8" style:font-style-asian="italic" style:font-style-complex="italic"/>
    </style:style>
    <style:style style:name="P16" style:family="paragraph" style:parent-style-name="Standard">
      <style:text-properties fo:font-style="italic" officeooo:paragraph-rsid="00195ed5" style:font-style-asian="italic" style:font-style-complex="italic"/>
    </style:style>
    <style:style style:name="P17" style:family="paragraph" style:parent-style-name="Standard" style:list-style-name="L7">
      <style:text-properties officeooo:paragraph-rsid="001cbaa0"/>
    </style:style>
    <style:style style:name="P18" style:family="paragraph" style:parent-style-name="Standard" style:list-style-name="L7">
      <style:text-properties officeooo:rsid="001cbaa0" officeooo:paragraph-rsid="001cbaa0"/>
    </style:style>
    <style:style style:name="P19" style:family="paragraph" style:parent-style-name="Standard">
      <style:text-properties officeooo:paragraph-rsid="001cbaa0"/>
    </style:style>
    <style:style style:name="P20" style:family="paragraph" style:parent-style-name="Standard" style:list-style-name="L8">
      <style:text-properties officeooo:paragraph-rsid="001cbaa0"/>
    </style:style>
    <style:style style:name="P21" style:family="paragraph" style:parent-style-name="Standard" style:list-style-name="L3">
      <style:text-properties officeooo:rsid="001f229e" officeooo:paragraph-rsid="001f229e"/>
    </style:style>
    <style:style style:name="T1" style:family="text">
      <style:text-properties officeooo:rsid="0012d46e"/>
    </style:style>
    <style:style style:name="T2" style:family="text">
      <style:text-properties officeooo:rsid="0013c6fa"/>
    </style:style>
    <style:style style:name="T3" style:family="text">
      <style:text-properties officeooo:rsid="00115365"/>
    </style:style>
    <style:style style:name="T4" style:family="text">
      <style:text-properties officeooo:rsid="0017d3a2"/>
    </style:style>
    <style:style style:name="T5" style:family="text">
      <style:text-properties officeooo:rsid="001979c8"/>
    </style:style>
    <style:style style:name="T6" style:family="text">
      <style:text-properties officeooo:rsid="001b6adc"/>
    </style:style>
    <style:style style:name="T7" style:family="text">
      <style:text-properties officeooo:rsid="001cbaa0"/>
    </style:style>
    <style:style style:name="T8" style:family="text">
      <style:text-properties officeooo:rsid="001e13f8"/>
    </style:style>
    <style:style style:name="T9" style:family="text">
      <style:text-properties officeooo:rsid="002103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--------------------------------------</text:p>
      <text:p text:style-name="P1"/>
      <text:p text:style-name="P1"><text:s text:c="8"/><text:span text:style-name="T5">FULL</text:span> BOM:</text:p>
      <text:p text:style-name="P1"/>
      <text:p text:style-name="P1">- - - - - - - - - - - - - - - - - - - - - - - - - - - - - - - - - - -</text:p>
      <text:p text:style-name="P1">Drive train: </text:p>
      <text:p text:style-name="P1"><text:tab/>90 COMMUTATOR - Y</text:p>
      <text:p text:style-name="P1"><text:tab/>Drive shaft</text:p>
      <text:p text:style-name="P1"><text:tab/>Shaft couplings (x2?)</text:p>
      <text:p text:style-name="P1"><text:tab/><text:span text:style-name="T9">Linear commutator </text:span>(x2?)</text:p>
      <text:p text:style-name="P1"/>
      <text:p text:style-name="P1">Drive Train enclosure:</text:p>
      <text:p text:style-name="P1"><text:tab/>Aluminum sheet (how thick?)(how long/wide?) (fit to commutator)</text:p>
      <text:p text:style-name="P1"><text:tab/>Rubber sheet; same size as sheet metal<text:tab/></text:p>
      <text:p text:style-name="P1">Power:</text:p>
      <text:p text:style-name="P1"><text:tab/>Battery</text:p>
      <text:p text:style-name="P1"><text:tab/>Buck Converter</text:p>
      <text:p text:style-name="P1"><text:tab/>A handful of meters of insulated wire -- multiple colours ideal</text:p>
      <text:p text:style-name="P1"><text:tab/>Battery plugs -- can use banana plugs, etc</text:p>
      <text:p text:style-name="P1"><text:tab/></text:p>
      <text:p text:style-name="P1">Propulsion:</text:p>
      <text:p text:style-name="P1"><text:tab/>Propeller</text:p>
      <text:p text:style-name="P1"><text:tab/>Motor<text:tab/></text:p>
      <text:p text:style-name="P1"><text:tab/>Capacitor? (good form to include)</text:p>
      <text:p text:style-name="P1"/>
      <text:p text:style-name="P9">Body:</text:p>
      <text:p text:style-name="P9"><text:tab/>5” diameter PVC; 8’ length</text:p>
      <text:p text:style-name="P9"><text:tab/>24 bolts + washers (?) + nuts for mounting platform to islands</text:p>
      <text:p text:style-name="P9"><text:tab/>6 worm gear hose clamp (for islands)</text:p>
      <text:p text:style-name="P9"><text:tab/><text:span text:style-name="T4">2’x3’ body sheeting (material variable; corrosion-resistant, workable)</text:span></text:p>
      <text:p text:style-name="P9"><text:tab/></text:p>
      <text:p text:style-name="P9"><text:tab/></text:p>
      <text:p text:style-name="P1"/>
      <text:p text:style-name="P1">---------------------------------------------------------------------</text:p>
      <text:p text:style-name="P1"/>
      <text:p text:style-name="P1"><text:s text:c="8"/>MOTOR:</text:p>
      <text:p text:style-name="P15">Output 37.5W</text:p>
      <text:p text:style-name="P1">- - - - - - - - - - - - - - - - - - - - - - - - - - - - - - - - - - -</text:p>
      <text:list text:style-name="L1">
        <text:list-item>
          <text:p text:style-name="P10"><text:a xlink:type="simple" xlink:href="https://www.aliexpress.com/item/1005003274705386.html?algo_exp_id=ef9541eb-bf3a-420a-96fe-011a17c7e986-10&amp;pdp_ext_f=%7B%22order%22%3A%2216%22%2C%22eval%22%3A%221%22%7D&amp;pdp_npi=4@dis!CAD!13.64!4." text:style-name="Internet_20_link" text:visited-style-name="Visited_20_Internet_20_Link"><text:span text:style-name="T2">~$15 - Motor option</text:span></text:a></text:p>
        </text:list-item>
        <text:list-item>
          <text:p text:style-name="P2"><text:a xlink:type="simple" xlink:href="https://www.foneacc-motion.com/Product/Johnson-Electric-RS-550-Motor-Replacement-Motor-12V-21000-RPM-High-Speed-550-555-Size-DC-Motor.html" text:style-name="Internet_20_link" text:visited-style-name="Visited_20_Internet_20_Link">RS550 VC</text:a></text:p>
        </text:list-item>
      </text:list>
      <text:p text:style-name="P1"/>
      <text:p text:style-name="P1"/>
      <text:p text:style-name="P1">Ideal not not have <text:span text:style-name="T2">gear </text:span>spokes on motor -- we can buy shaft couplings in bulk, &amp; they will be needed to interface between propeller and commutator</text:p>
      <text:p text:style-name="P1"><text:tab/>These are probably cheaper/more efficient/practical than installing a 1:1 gear translator </text:p>
      <text:p text:style-name="P1"/>
      <text:p text:style-name="P1">---------------------------------------------------------------------</text:p>
      <text:p text:style-name="P1"/>
      <text:p text:style-name="P1"><text:s text:c="8"/><text:span text:style-name="T8">POWER</text:span>:</text:p>
      <text:p text:style-name="P16">12V </text:p>
      <text:p text:style-name="P1">- - - - - - - - - - - - - - - - - - - - - - - - - - - - - - - - - - -</text:p>
      <text:p text:style-name="P8"><text:soft-page-break/></text:p>
      <text:list text:style-name="L3">
        <text:list-item>
          <text:p text:style-name="P11"><text:a xlink:type="simple" xlink:href="https://www.canadiantire.ca/en/pdp/mk-12-volt-9ah-sla-battery-f2-terminal-0102072p.html" text:style-name="Internet_20_link" text:visited-style-name="Visited_20_Internet_20_Link"><text:span text:style-name="T2">$50 - 12V SLA battery, ~9Ah</text:span></text:a></text:p>
        </text:list-item>
        <text:list-item>
          <text:p text:style-name="P21"><text:a xlink:type="simple" xlink:href="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" text:style-name="Internet_20_link" text:visited-style-name="Visited_20_Internet_20_Link">$3.50 – Buck Converter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DRIVE TRAIN:</text:p>
      <text:p text:style-name="P14">4mm shaft, Corrosion-resistance for submerged parts</text:p>
      <text:p text:style-name="P1">- - - - - - - - - - - - - - - - - - - - - - - - - - - - - - - - - - -</text:p>
      <text:p text:style-name="P13"/>
      <text:p text:style-name="P1"/>
      <text:list text:style-name="L4">
        <text:list-item>
          <text:p text:style-name="P3"><text:a xlink:type="simple" xlink:href="https://www.aliexpress.com/item/1005008494248699.html?algo_exp_id=0c67debd-60e9-4768-94b3-984e4f94be1c-9&amp;pdp_ext_f=%7B%22order%22%3A%22-1%22%2C%22eval%22%3A%221%22%7D&amp;pdp_npi=4%40dis!CAD!21.99!21.99!!!108.54!108.54!%40!12000045395567765!sea!CA!0!ABX&amp;curPageLogUid=gLgDndzaYLTH&amp;utparam-url=scene%3Asearch%7Cquery_from%3A#nav-specification" text:style-name="Internet_20_link" text:visited-style-name="Visited_20_Internet_20_Link">$20 - 90 degree commutator, 4mm shaft</text:a></text:p>
        </text:list-item>
        <text:list-item>
          <text:p text:style-name="P3"><text:a xlink:type="simple" xlink:href="https://www.aliexpress.com/item/1005001538408571.html?algo_exp_id=9769aace-deb8-4a77-adb2-33b1a7cded80-0&amp;pdp_ext_f=%7B%22order%22%3A%22115%22%2C%22eval%22%3A%221%22%7D&amp;pdp_npi=4%40dis!CAD!3.70!1.45!!!2.53!0.99!%402101ef7017415071275468146e30dd!12000016510356162!sea!CA!0!ABX&amp;curPageLogUid=9qJ2YGt4stqE&amp;utparam-url=scene%3Asearch%7Cquery_from%3A" text:style-name="Internet_20_link" text:visited-style-name="Visited_20_Internet_20_Link">$2 - linear commutator, 4x4 Blue</text:a></text:p>
        </text:list-item>
        <text:list-item>
          <text:p text:style-name="P12"><text:a xlink:type="simple" xlink:href="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" text:style-name="Internet_20_link" text:visited-style-name="Visited_20_Internet_20_Link"><text:span text:style-name="T1">$2 - 4mm stainless steel shaft, length TBD</text:span></text:a></text:p>
        </text:list-item>
        <text:list-item>
          <text:p text:style-name="P12"><text:a xlink:type="simple" xlink:href="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" text:style-name="Internet_20_link" text:visited-style-name="Visited_20_Internet_20_Link"><text:span text:style-name="T1">$2 each - Driveshaft, 4mm - 4mm, length TBD</text:span>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PROPELLER:</text:p>
      <text:p text:style-name="P14">4mm Shaft</text:p>
      <text:p text:style-name="P1">- - - - - - - - - - - - - - - - - - - - - - - - - - - - - - - - - - -</text:p>
      <text:p text:style-name="P1"/>
      <text:p text:style-name="P1"/>
      <text:list text:style-name="L5">
        <text:list-item>
          <text:p text:style-name="P4"><text:a xlink:type="simple"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text:style-name="Internet_20_link" text:visited-style-name="Visited_20_Internet_20_Link">$13 - Copper 5-blade propeller, Positive 33mm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/><text:tab/>WATERPROOFING:</text:p>
      <text:p text:style-name="P1"/>
      <text:p text:style-name="P1">- - - - - - - - - - - - - - - - - - - - - - - - - - - - - - - - - - -</text:p>
      <text:list text:style-name="L6">
        <text:list-item>
          <text:p text:style-name="P5"><text:a xlink:type="simple" xlink:href="https://www.canadiantire.ca/en/pdp/motomaster-marine-grease-water-resistant-formula-85-g-0280857p.html" text:style-name="Internet_20_link" text:visited-style-name="Visited_20_Internet_20_Link">$6 - Waterproof grease, 85g</text:a></text:p>
        </text:list-item>
      </text:list>
      <text:p text:style-name="P1"/>
      <text:p text:style-name="P6">---------------------------------------------------------------------</text:p>
      <text:p text:style-name="P6"/>
      <text:p text:style-name="P6"><text:s/><text:tab/><text:span text:style-name="T6">BODY</text:span>:</text:p>
      <text:p text:style-name="P6"/>
      <text:p text:style-name="P19"><text:span text:style-name="T3">- - - - - - - - - - - - - - - - - - - - - - - - - - - - - - - - - - -</text:span></text:p>
      <text:list text:style-name="L8">
        <text:list-item>
          <text:p text:style-name="P20"><text:a xlink:type="simple" xlink:href="https://www.homedepot.ca/product/polymershapes-48-in-x-96-in-x-6-mm-bronze-multiwall-polycarbonate-sheet/1001706831" text:style-name="Internet_20_link" text:visited-style-name="Visited_20_Internet_20_Link"><text:span text:style-name="T7">$7/sq.ft - plexiglass</text:span></text:a></text:p>
        </text:list-item>
      </text:list>
      <text:list text:style-name="L7">
        <text:list-item>
          <text:p text:style-name="P17"><text:a xlink:type="simple" xlink:href="https://www.homedepot.ca/product/polymershapes-24-in-x-48-in-x-0-060-in-black-abs-sheet/1001867353" text:style-name="Internet_20_link" text:visited-style-name="Visited_20_Internet_20_Link"><text:span text:style-name="T7">$35 - 24"x48" - ABS Sheet</text:span></text:a></text:p>
        </text:list-item>
        <text:list-item>
          <text:p text:style-name="P18"><text:a xlink:type="simple" xlink:href="https://www.homedepot.ca/product/palruf-26-in-x-8-ft-corrugated-pvc-roof-panel-in-white/1000412023" text:style-name="Internet_20_link" text:visited-style-name="Visited_20_Internet_20_Link">$28 – 26” x 8’ Corrugated PVC</text:a>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5:33:46.559116756</meta:creation-date>
    <dc:date>2025-04-05T16:45:29.902072514</dc:date>
    <meta:editing-duration>PT49M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65" meta:word-count="490" meta:character-count="2394" meta:non-whitespace-character-count="1907"/>
  </office:meta>
</office:document-meta>
</file>